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Arial2" svg:font-family="Arial" style:font-family-generic="swiss"/>
    <style:font-face style:name="Alef" svg:font-family="Al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d1c1d" style:font-name="Slack-Lato" fo:letter-spacing="normal" fo:font-style="normal" fo:font-weight="normal"/>
    </style:style>
    <style:style style:name="T6" style:family="text">
      <style:text-properties fo:font-variant="normal" fo:text-transform="none" fo:color="#1d1c1d" fo:letter-spacing="normal"/>
    </style:style>
    <style:style style:name="T7" style:family="text">
      <style:text-properties fo:font-variant="normal" fo:text-transform="none" fo:color="#1d1c1d" fo:letter-spacing="normal" fo:font-style="normal" fo:font-weight="normal"/>
    </style:style>
    <style:style style:name="T8" style:family="text">
      <style:text-properties fo:font-variant="normal" fo:text-transform="none" fo:color="#1d1c1d" fo:font-size="11.25pt" fo:letter-spacing="normal" fo:font-style="normal" fo:font-weight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-- -----------------------------------------------------<text:line-break/>-- Schema cinema<text:line-break/>-- -----------------------------------------------------<text:line-break/><text:line-break/>-- -----------------------------------------------------<text:line-break/>-- Schema cine<text:line-break/>-- -----------------------------------------------------<text:line-break/>CREATE SCHEMA IF NOT EXISTS `cine` DEFAULT CHARACTER SET utf8mb4 COLLATE utf8mb4_0900_ai_ci ;<text:line-break/>USE `cine` ;<text:line-break/><text:line-break/>-- -----------------------------------------------------<text:line-break/>-- Table `cine`.`actor`<text:line-break/>-- -----------------------------------------------------<text:line-break/>CREATE TABLE IF NOT EXISTS `cine`.`actor` (<text:line-break/> <text:s/>`actor_id` INT NOT NULL,<text:line-break/> <text:s/>`first_name` VARCHAR(45) NULL,<text:line-break/> <text:s/>`last_name` VARCHAR(45) NULL,<text:line-break/> <text:s/>`full_name` VARCHAR(45) NOT NULL,<text:line-break/> <text:s/>PRIMARY KEY (`actor_id`))<text:line-break/>ENGINE = InnoDB;<text:line-break/><text:line-break/><text:line-break/>-- -----------------------------------------------------<text:line-break/>-- Table `cinema`.`category`<text:line-break/>-- -----------------------------------------------------<text:line-break/>CREATE TABLE IF NOT EXISTS `cine`.`category` (<text:line-break/> <text:s/>`category_id` INT NOT NULL,<text:line-break/> <text:s/>`name` VARCHAR(45) NULL,<text:line-break/> <text:s/>PRIMARY KEY (`category_id`))<text:line-break/>ENGINE = InnoDB;<text:line-break/><text:line-break/><text:line-break/>-- -----------------------------------------------------<text:line-break/>-- Table `cinema`.`language`<text:line-break/>-- -----------------------------------------------------<text:line-break/>CREATE TABLE IF NOT EXISTS `cine`.`language` (<text:line-break/> <text:s/>`language_id` INT NOT NULL,<text:line-break/> <text:s/>`name` VARCHAR(45) NULL,<text:line-break/> <text:s/>PRIMARY KEY (`language_id`))<text:line-break/><text:soft-page-break/>ENGINE = InnoDB;<text:line-break/><text:line-break/><text:line-break/>-- -----------------------------------------------------<text:line-break/>-- Table `cinema`.`film`<text:line-break/>-- -----------------------------------------------------<text:line-break/>CREATE TABLE IF NOT EXISTS `cine`.`film` (<text:line-break/> <text:s/>`film_id` INT NOT NULL,<text:line-break/> <text:s/>`title` VARCHAR(45) NULL,<text:line-break/> <text:s/>`description` VARCHAR(500) NULL,<text:line-break/> <text:s/>`release_year` INT NULL,<text:line-break/> <text:s/>`language_id` INT NULL,<text:line-break/> <text:s/>`rental_duration` INT NULL,<text:line-break/> <text:s/>`rental_rate` FLOAT NULL,<text:line-break/> <text:s/>`length` INT NULL,<text:line-break/> <text:s/>`replacement_cost` FLOAT NULL,<text:line-break/> <text:s/>`rating` VARCHAR(45) NULL,<text:line-break/> <text:s/>`special_features` VARCHAR(200) NULL,<text:line-break/> <text:s/>PRIMARY KEY (`film_id`),<text:line-break/> <text:s/>INDEX `fk_film_language1_idx` (`language_id` ASC) VISIBLE,<text:line-break/> <text:s/>CONSTRAINT `fk_film_language1`<text:line-break/> <text:s text:c="3"/>FOREIGN KEY (`language_id`)<text:line-break/> <text:s text:c="3"/>REFERENCES `cinema`.`language` (`language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inventory`<text:line-break/>-- -----------------------------------------------------<text:line-break/>CREATE TABLE IF NOT EXISTS `cine`.`inventory` (<text:line-break/> <text:s/>`inventory_id` INT NOT NULL,<text:line-break/> <text:s/>`film_id` INT NULL,<text:line-break/> <text:s/>`store_id` INT NULL,<text:line-break/> <text:s/>PRIMARY KEY (`inventory_id`),<text:line-break/> <text:s/>INDEX `fk_inventory_film1_idx` (`film_id` ASC) VISIBLE,<text:line-break/> <text:s/>CONSTRAINT `fk_inventory_film1`<text:line-break/> <text:s text:c="3"/>FOREIGN KEY (`film_id`)<text:line-break/> <text:s text:c="3"/>REFERENCES `cinema`.`film` (`film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old_HDD`<text:line-break/>-- -----------------------------------------------------<text:line-break/>CREATE TABLE IF NOT EXISTS `cine`.`old_HDD` (<text:line-break/> <text:s/>`first_name` INT NULL,<text:line-break/> <text:s/>`last_name` VARCHAR(45) NULL,<text:line-break/> <text:s/>`title` VARCHAR(45) NULL,<text:line-break/><text:soft-page-break/> <text:s/>`category_id` INT NULL,<text:line-break/> <text:s/>`full_name` VARCHAR(45) NOT NULL,<text:line-break/> <text:s/>`actor_id` INT NULL,<text:line-break/> <text:s/>`film_id` INT NULL,<text:line-break/> <text:s/>INDEX `fk_old_HDD_category1_idx` (`category_id` ASC) VISIBLE,<text:line-break/> <text:s/>INDEX `fk_old_HDD_film1_idx` (`film_id` ASC) VISIBLE,<text:line-break/> <text:s/>INDEX `fk_old_HDD_actor1_idx` (`actor_id` ASC) VISIBLE,<text:line-break/> <text:s/>CONSTRAINT `fk_old_HDD_category1`<text:line-break/> <text:s text:c="3"/>FOREIGN KEY (`category_id`)<text:line-break/> <text:s text:c="3"/>REFERENCES `cinema`.`category` (`category_id`)<text:line-break/> <text:s text:c="3"/>ON DELETE NO ACTION<text:line-break/> <text:s text:c="3"/>ON UPDATE NO ACTION,<text:line-break/> <text:s/>CONSTRAINT `fk_old_HDD_film1`<text:line-break/> <text:s text:c="3"/>FOREIGN KEY (`film_id`)<text:line-break/> <text:s text:c="3"/>REFERENCES `cinema`.`film` (`film_id`)<text:line-break/> <text:s text:c="3"/>ON DELETE NO ACTION<text:line-break/> <text:s text:c="3"/>ON UPDATE NO ACTION,<text:line-break/> <text:s/>CONSTRAINT `fk_old_HDD_actor1`<text:line-break/> <text:s text:c="3"/>FOREIGN KEY (`actor_id`)<text:line-break/> <text:s text:c="3"/>REFERENCES `cinema`.`actor` (`actor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rental`<text:line-break/>-- -----------------------------------------------------<text:line-break/>CREATE TABLE IF NOT EXISTS `cine`.`rental` (<text:line-break/> <text:s/>`rental_id` INT NOT NULL,<text:line-break/> <text:s/>`rental_date` DATETIME NULL,<text:line-break/> <text:s/>`inventory_id` INT NULL,<text:line-break/> <text:s/>`customer_id` VARCHAR(45) NULL,<text:line-break/> <text:s/>`return_date` DATETIME NULL,<text:line-break/> <text:s/>`staff_id` INT NULL,<text:line-break/> <text:s/>PRIMARY KEY (`rental_id`),<text:line-break/> <text:s/>INDEX `fk_rental_inventory1_idx` (`inventory_id` ASC) VISIBLE,<text:line-break/> <text:s/>CONSTRAINT `fk_rental_inventory1`<text:line-break/> <text:s text:c="3"/>FOREIGN KEY (`inventory_id`)<text:line-break/> <text:s text:c="3"/>REFERENCES `cinema`.`inventory` (`inventory_id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/>
      <text:list xml:id="list885104014955035705" text:style-name="L1">
        <text:list-item>
          <text:p text:style-name="P2">select f.title , f.description , l.name as language<text:line-break/>from film as f<text:line-break/>left join language as l<text:line-break/>on f.language_id = l.language_id;</text:p>
        </text:list-item>
      </text:list>
      <text:p text:style-name="P1"/>
      <text:list xml:id="list39304834" text:continue-numbering="true" text:style-name="L1">
        <text:list-item>
          <text:p text:style-name="P2">select f.title, f.rating , l.name, c.name from film as f<text:line-break/>left join old_hdd as ol <text:line-break/>on f.film_id = ol.film_id<text:line-break/>left join language as l <text:line-break/>on f.language_id = l.language_id<text:line-break/>left join category <text:span text:style-name="T2">as</text:span> c <text:line-break/>on ol.category_id = c.category_id<text:line-break/>group by f.title<text:line-break/>order by f.rating</text:p>
        </text:list-item>
        <text:list-item>
          <text:p text:style-name="P2">select f.title, f.length ,l.name, <text:line-break/>CASE when f.length &gt; 80 and f.language_id = 1 then 'recommended'<text:line-break/>else 'not advisable'<text:line-break/>end 'Advisory'<text:line-break/>from film as f<text:line-break/>left join language as l<text:line-break/>on f.language_id = l.language_id</text:p>
        </text:list-item>
        <text:list-item>
          <text:p text:style-name="P2">select r.rental_id, r.inventory_id, i.store_id from rental as r<text:line-break/>left join inventory as i <text:line-break/>on r.inventory_id = i.inventory_id<text:line-break/>where r.rental_date &gt; '2005-05-30 03:27:17' and r.return_date &lt; '2005-06-08 04:28:54'</text:p>
        </text:list-item>
        <text:list-item>
          <text:p text:style-name="P2">select ol.title , f.language_id, ol.category_id, f.rating, f.description from old_hdd as ol<text:line-break/>left join film as f<text:line-break/>on ol.film_id = f.film_id</text:p>
        </text:list-item>
        <text:list-item>
          <text:p text:style-name="P2">select * from film<text:line-break/>where rental_rate &gt; 3 and replacement_cost &gt; 25</text:p>
        </text:list-item>
        <text:list-item>
          <text:p text:style-name="P2"><text:span text:style-name="T7">select f.title, f.rental_rate,</text:span><text:line-break/><text:span text:style-name="T7">case</text:span><text:line-break/><text:span text:style-name="T7">when f.rental_rate &gt;= 3 then 'expensive'</text:span><text:line-break/><text:span text:style-name="T7">when f.rental_rate &lt; 3 then 'affordable'</text:span><text:line-break/><text:span text:style-name="T7">end as film_score</text:span><text:line-break/><text:span text:style-name="T7">from film as f;</text:span> </text:p>
        </text:list-item>
        <text:list-item>
          <text:p text:style-name="P2"><text:span text:style-name="T7">create temporary table most_films_actors</text:span><text:line-break/><text:span text:style-name="T7">select a.full_name, count(title)</text:span><text:line-break/><text:span text:style-name="T7">from actor as a</text:span><text:line-break/><text:span text:style-name="T7">left join title_actor as ta</text:span><text:line-break/><text:span text:style-name="T7">on a.actor_id=ta.actor_id</text:span><text:line-break/><text:span text:style-name="T7">group by a.full_name</text:span><text:line-break/><text:span text:style-name="T7">order by count(title) desc</text:span><text:line-break/><text:span text:style-name="T7">limit 5;</text:span> </text:p>
        </text:list-item>
        <text:list-item>
          <text:p text:style-name="P2"><text:span text:style-name="T7">select f.title, f.length</text:span><text:line-break/><text:span text:style-name="T7">from film as f</text:span><text:line-break/><text:span text:style-name="T7">inner join old_HDD as hdd</text:span><text:line-break/><text:span text:style-name="T7">on f.film_id = hdd.film_id</text:span><text:line-break/><text:span text:style-name="T7">inner join actor as a</text:span><text:line-break/><text:soft-page-break/><text:span text:style-name="T7">on hdd.actor_id = a.actor_id</text:span><text:line-break/><text:span text:style-name="T7">where a.full_name = 'Penelope Guiness' and f.length &gt; 120;</text:span> <text:line-break/><text:line-break/>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Arial2" svg:font-family="Arial" style:font-family-generic="swiss"/>
    <style:font-face style:name="Alef" svg:font-family="Al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4T17:26:18</meta:creation-date>
    <dc:date>2022-11-07T19:05:38.70</dc:date>
    <meta:editing-duration>PT12H2M1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5" meta:paragraph-count="10" meta:word-count="682" meta:character-count="6478"/>
  </office:meta>
</office:document-meta>
</file>